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5pt" fo:font-weight="bold" officeooo:rsid="001666bd" officeooo:paragraph-rsid="001ceb35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style:font-name="arial" fo:font-size="15pt" fo:font-weight="bold" officeooo:rsid="001666bd" officeooo:paragraph-rsid="0019a957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200%" fo:text-align="start" style:justify-single-word="false"/>
      <style:text-properties style:font-name="arial" fo:font-size="15pt" fo:font-weight="bold" officeooo:rsid="001666bd" officeooo:paragraph-rsid="001ceb35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style:font-name="arial" fo:font-size="15pt" fo:font-weight="bold" officeooo:rsid="001666bd" officeooo:paragraph-rsid="0020fa15" style:font-size-asian="15pt" style:font-weight-asian="bold" style:font-size-complex="15pt" style:font-weight-complex="bold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serif" fo:font-size="12pt" officeooo:rsid="0014b78c" officeooo:paragraph-rsid="001666b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erif" fo:font-size="12pt" officeooo:rsid="0014b78c" officeooo:paragraph-rsid="001666bd" style:font-size-asian="12pt" style:font-size-complex="12pt"/>
    </style:style>
    <style:style style:name="P7" style:family="paragraph" style:parent-style-name="Standard" style:list-style-name="L4">
      <style:paragraph-properties fo:line-height="150%" fo:text-align="start" style:justify-single-word="false"/>
      <style:text-properties style:font-name="serif" fo:font-size="12pt" fo:font-weight="normal" officeooo:rsid="0014b78c" officeooo:paragraph-rsid="0017d7d0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line-height="150%" fo:text-align="start" style:justify-single-word="false"/>
      <style:text-properties style:font-name="serif" fo:font-size="12pt" fo:font-weight="normal" officeooo:rsid="001666bd" officeooo:paragraph-rsid="0017d7d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erif" fo:font-size="12pt" fo:font-weight="normal" officeooo:rsid="0017d7d0" officeooo:paragraph-rsid="0019a95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erif" fo:font-size="12pt" fo:font-weight="normal" officeooo:rsid="0017d7d0" officeooo:paragraph-rsid="001b0739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serif" fo:font-size="12pt" fo:font-weight="normal" officeooo:rsid="0017d7d0" officeooo:paragraph-rsid="001b073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erif" fo:font-size="12pt" fo:font-weight="normal" officeooo:rsid="0017d7d0" officeooo:paragraph-rsid="001666b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erif" fo:font-size="12pt" fo:font-weight="normal" officeooo:rsid="0017d7d0" officeooo:paragraph-rsid="001c3172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line-height="150%" fo:text-align="start" style:justify-single-word="false"/>
      <style:text-properties style:font-name="serif" fo:font-size="12pt" fo:font-weight="normal" officeooo:rsid="0017d7d0" officeooo:paragraph-rsid="0017d7d0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line-height="150%" fo:text-align="start" style:justify-single-word="false"/>
      <style:text-properties style:font-name="serif" fo:font-size="12pt" fo:font-weight="normal" officeooo:rsid="0017d7d0" officeooo:paragraph-rsid="0019a957" style:font-size-asian="12pt" style:font-weight-asian="normal" style:font-size-complex="12pt" style:font-weight-complex="normal"/>
    </style:style>
    <style:style style:name="P16" style:family="paragraph" style:parent-style-name="Standard" style:list-style-name="L6">
      <style:paragraph-properties fo:line-height="115%" fo:text-align="start" style:justify-single-word="false"/>
      <style:text-properties style:font-name="serif" fo:font-size="12pt" fo:font-weight="normal" officeooo:rsid="0017d7d0" officeooo:paragraph-rsid="001b0739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erif" fo:font-size="12pt" fo:font-weight="normal" officeooo:rsid="001ceb35" officeooo:paragraph-rsid="001ceb35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line-height="150%" fo:text-align="start" style:justify-single-word="false"/>
      <style:text-properties style:font-name="serif" fo:font-size="12pt" officeooo:paragraph-rsid="0017d7d0"/>
    </style:style>
    <style:style style:name="P19" style:family="paragraph" style:parent-style-name="Standard" style:list-style-name="L6">
      <style:paragraph-properties fo:line-height="115%" fo:text-align="start" style:justify-single-word="false"/>
      <style:text-properties style:font-name="serif" fo:font-size="12pt" fo:language="pl" fo:country="PL" fo:font-weight="normal" officeooo:rsid="0017d7d0" officeooo:paragraph-rsid="001c317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15pt" officeooo:paragraph-rsid="0014b78c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fo:font-size="15pt" officeooo:rsid="0014b78c" officeooo:paragraph-rsid="0014b78c" style:font-size-asian="15pt" style:font-size-complex="15pt"/>
    </style:style>
    <style:style style:name="P22" style:family="paragraph" style:parent-style-name="Standard">
      <style:paragraph-properties fo:line-height="200%" fo:text-align="start" style:justify-single-word="false"/>
      <style:text-properties fo:font-size="15pt" fo:font-weight="bold" officeooo:rsid="0014b78c" officeooo:paragraph-rsid="0014b78c" style:font-size-asian="15pt" style:font-weight-asian="bold" style:font-size-complex="15pt" style:font-weight-complex="bold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1666bd"/>
    </style:style>
    <style:style style:name="P24" style:family="paragraph" style:parent-style-name="Standard">
      <style:paragraph-properties fo:text-align="center" style:justify-single-word="false"/>
      <style:text-properties fo:font-size="22pt" fo:font-weight="bold" officeooo:paragraph-rsid="0014b78c" style:font-size-asian="22pt" style:font-weight-asian="bold" style:font-size-complex="2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officeooo:rsid="0014b78c" officeooo:paragraph-rsid="0014b78c" style:font-size-asian="12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officeooo:rsid="0014b78c" officeooo:paragraph-rsid="0014b78c" style:font-size-asian="12pt" style:font-size-complex="12pt"/>
    </style:style>
    <style:style style:name="P27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style:font-name="arial" fo:font-size="15pt" fo:font-weight="bold" officeooo:rsid="001666bd" officeooo:paragraph-rsid="001666bd" style:font-size-asian="15pt" style:font-weight-asian="bold" style:font-size-complex="15pt" style:font-weight-complex="bold"/>
    </style:style>
    <style:style style:name="P28" style:family="paragraph" style:parent-style-name="Standard">
      <style:paragraph-properties fo:margin-top="0.101cm" fo:margin-bottom="0.101cm" loext:contextual-spacing="false" fo:line-height="200%" fo:text-align="start" style:justify-single-word="false"/>
      <style:text-properties fo:font-size="15pt" fo:font-weight="bold" officeooo:rsid="001666bd" officeooo:paragraph-rsid="001666bd" style:font-size-asian="15pt" style:font-weight-asian="bold" style:font-size-complex="15pt" style:font-weight-complex="bold"/>
    </style:style>
    <style:style style:name="T1" style:family="text">
      <style:text-properties style:font-name="serif"/>
    </style:style>
    <style:style style:name="T2" style:family="text">
      <style:text-properties style:font-name="serif" fo:font-size="12pt" fo:font-weight="normal" officeooo:rsid="0014b78c" style:font-size-asian="12pt" style:font-weight-asian="normal" style:font-size-complex="12pt" style:font-weight-complex="normal"/>
    </style:style>
    <style:style style:name="T3" style:family="text">
      <style:text-properties style:font-name="serif" fo:font-size="12pt" fo:font-weight="normal" officeooo:rsid="001666bd" style:font-size-asian="12pt" style:font-weight-asian="normal" style:font-size-complex="12pt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officeooo:rsid="001403d4"/>
    </style:style>
    <style:style style:name="T6" style:family="text">
      <style:text-properties officeooo:rsid="001666b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d7d0" style:font-size-asian="12pt" style:font-weight-asian="normal" style:font-size-complex="12pt" style:font-weight-complex="normal"/>
    </style:style>
    <style:style style:name="T9" style:family="text">
      <style:text-properties officeooo:rsid="0017d7d0"/>
    </style:style>
    <style:style style:name="T10" style:family="text">
      <style:text-properties fo:language="pl" fo:country="PL"/>
    </style:style>
    <style:style style:name="T11" style:family="text">
      <style:text-properties officeooo:rsid="001c3172"/>
    </style:style>
    <style:style style:name="T12" style:family="text">
      <style:text-properties officeooo:rsid="001e4830"/>
    </style:style>
    <style:style style:name="T13" style:family="text">
      <style:text-properties officeooo:rsid="0020fa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">Dokumentacja projetu SK.P.1</text:span></text:p>
      <text:p text:style-name="P20"><text:span text:style-name="T5"/></text:p>
      <text:p text:style-name="P20"><text:span text:style-name="T5"/></text:p>
      <text:p text:style-name="P22"><text:span text:style-name="T5">A</text:span><text:span text:style-name="T4">utorzy:</text:span></text:p>
      <text:list xml:id="list469511017" text:style-name="L1">
        <text:list-item>
          <text:p text:style-name="P26"><text:span text:style-name="T4">Jarek Glegoła</text:span></text:p>
        </text:list-item>
        <text:list-item>
          <text:p text:style-name="P26"><text:span text:style-name="T4">Michał Kowieski</text:span></text:p>
        </text:list-item>
      </text:list>
      <text:p text:style-name="P21"><text:span text:style-name="T4"/></text:p>
      <text:p text:style-name="P22"><text:span text:style-name="T4">Temat:</text:span></text:p>
      <text:p text:style-name="P25"><text:span text:style-name="T1">Zaimplementować i przetestować algorytm A* dla zadania komiwojażera. Wejściem aplikacji jest plik z listą współrzędnych kolejnych punktów. Wyjściem aplikacji jest najkrótsza ścieżka.Porównać działanie algorytmu A* z ”brutalnym”przeszukiwaniem grafu.</text:span></text:p>
      <text:p text:style-name="P25"><text:span text:style-name="T1"/></text:p>
      <text:p text:style-name="P25"><text:span text:style-name="T1"/></text:p>
      <text:p text:style-name="P28"><text:span text:style-name="T4">Dodatkowe założenia:</text:span></text:p>
      <text:list xml:id="list1841593925" text:style-name="L3">
        <text:list-item>
          <text:p text:style-name="P23"><text:span text:style-name="T2">lista </text:span><text:span text:style-name="T3">wierzchołków</text:span><text:span text:style-name="T2"> i krawędzi jest zgodna z <text:s/>formatem problemów ze strony </text:span><text:a xlink:type="simple" xlink:href="http://sndlib.zib.de/" text:style-name="Internet_20_link" text:visited-style-name="Visited_20_Internet_20_Link"><text:span text:style-name="T2">http://sndlib.zib.de</text:span></text:a></text:p>
        </text:list-item>
        <text:list-item>
          <text:p text:style-name="P5"><text:span text:style-name="T7">interesują nas tylko rozwiązania będące cyklami hamiltona</text:span></text:p>
        </text:list-item>
      </text:list>
      <text:p text:style-name="P6"><text:span text:style-name="T7"/></text:p>
      <text:p text:style-name="P6"><text:span text:style-name="T7"/></text:p>
      <text:p text:style-name="P27">Opis funkcjonalności:</text:p>
      <text:list xml:id="list256905855" text:style-name="L4">
        <text:list-item>
          <text:p text:style-name="P7">class graphicalTSP – <text:span text:style-name="T6">przetrzymuje informacje o TSP jako liście punktów współrzędnych. Przekazuje się ją do TSP</text:span></text:p>
        </text:list-item>
        <text:list-item>
          <text:p text:style-name="P8">class TSP – przetrzymuje informacje o problemie komwojażera jako macierzy odległości między wierzchołkami. Obiekty tej klasy przekazuję się algorytmom roziązującym <text:span text:style-name="T9">TSP</text:span></text:p>
        </text:list-item>
        <text:list-item>
          <text:p text:style-name="P14">class TSPSolver – interfejs konieczny to zaimlementowania przez algorytmy rozwiązujące TSP</text:p>
        </text:list-item>
        <text:list-item>
          <text:p text:style-name="P8">class BruteTSP, AstarTSPSolver – <text:span text:style-name="T9">dwa algorytmy rozwiązujące TSP</text:span></text:p>
        </text:list-item>
        <text:list-item>
          <text:p text:style-name="P18"><text:span text:style-name="T8">class TSPState – służy do reprezentacji wierzchołka w przestrzeni stanów</text:span></text:p>
        </text:list-item>
        <text:list-item>
          <text:p text:style-name="P15">class MinVertexHeuristicState, AllMinHeuristicState, MeanDistanceState – są to trzy odmiany TSPState, służą do implementacji funkcji heurestycznej algorytmu A*</text:p>
        </text:list-item>
      </text:list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2">Przyjęte rozwiązanie problemu:</text:p>
      <text:p text:style-name="P13">Problem komwojażera interpretujemy jako problem przeszukiwania przestrzeni stanów. To co nas interesuję to sekwencja opercaji o najmniejszym koszcie. Stan grafu przestrzeni stanów reprezentujemy jako listę odwiedzonych wierzchołków problemu komwojarzera. Graf stanów problemu komwojarzera ma kilka specyficznych właściwości. </text:p>
      <text:p text:style-name="P13">Jest:</text:p>
      <text:list xml:id="list1400182720" text:style-name="L5">
        <text:list-item>
          <text:p text:style-name="P11">spójny</text:p>
        </text:list-item>
        <text:list-item>
          <text:p text:style-name="P11">skierowany</text:p>
        </text:list-item>
        <text:list-item>
          <text:p text:style-name="P11">acykliczny</text:p>
          <text:p text:style-name="P11"/>
        </text:list-item>
      </text:list>
      <text:p text:style-name="P13">Dzięki temu w wierzchołkach przestrzeni stanów możemy przechowywać koszt jego usyskania (acykliczność grafu – do każdego wierzchołka możemy dojść tylko na jeden sposób). Dodatkowo, też mogliśmy lekko przyspieszyć działanie algorytmu A*. Nie musimy przechowywać odwiedzonych wierzchołków gdyż nie będziemy do nich już napewno wchodzić (acykliczny graf spójny).</text:p>
      <text:p text:style-name="P13"><text:s/></text:p>
      <text:p text:style-name="P10">Zaimplementowaliśmy 4 funkcję heurestyczne dla algorytmu A*:</text:p>
      <text:list xml:id="list3847086269" text:style-name="L6">
        <text:list-item>
          <text:p text:style-name="P16">„return 0” – <text:s/>zawszę zwraca 0 (A* jest wtedy <text:span text:style-name="T10">tak naprawdę algorytmem Dijkstry )</text:span></text:p>
        </text:list-item>
        <text:list-item>
          <text:p text:style-name="P19">MinVertex – zwraca sumę najktótszych ścieżek <text:s/>nieodwiedzonych wierzchołków (TEGO NIE JESTEM PEWIEN)</text:p>
        </text:list-item>
        <text:list-item>
          <text:p text:style-name="P19">AllMin – (TO UZUPEŁNIĆ)</text:p>
        </text:list-item>
        <text:list-item>
          <text:p text:style-name="P19">MeanDistanceState – (TO UZUPEŁNIĆ)</text:p>
        </text:list-item>
      </text:list>
      <text:p text:style-name="P12"/>
      <text:p text:style-name="P3">Raport z testów:</text:p>
      <text:p text:style-name="P4">Wnioski:</text:p>
      <text:p text:style-name="P17">Pokazać wyniki dla Polski i np. dla Norwegi.</text:p>
      <text:p text:style-name="P17">Skomentować wyniki.</text:p>
      <text:p text:style-name="P1"/>
      <text:p text:style-name="P17">Powiedzieć że dla Niemiec nie udało znaleźć się rozwiązania bo 50 wierzchołków to jednak za dużo. Zaproponować jak można rozwiązać ten problem (korzystać z bardziej niedokładnych algorytmów heurestycznych, <text:span text:style-name="T12">wykorzystać inne algorytmy przechodzenia przestrzeni stanów,</text:span> przepisać nasze rozwiązanie na inny szybszy jeżyk np. <text:span text:style-name="T12">C/</text:span>C++)</text:p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1:45:11.460403109</meta:creation-date>
    <dc:date>2019-04-08T22:54:59.027387227</dc:date>
    <meta:editing-duration>PT26M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339" meta:character-count="2644" meta:non-whitespace-character-count="2340"/>
  </office:meta>
</office:document-meta>
</file>